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/>
      <style:text-properties style:font-name="Garamond" fo:font-size="10pt" officeooo:rsid="00058244" officeooo:paragraph-rsid="00058244" style:font-size-asian="10pt" style:font-name-complex="Garamond" style:font-size-complex="18pt"/>
    </style:style>
    <style:style style:name="P2" style:family="paragraph" style:parent-style-name="Standard">
      <style:paragraph-properties fo:margin-top="0cm" fo:margin-bottom="0cm" loext:contextual-spacing="false" style:line-height-at-least="0.353cm"/>
      <style:text-properties style:font-name="Jarman" fo:font-size="18pt" officeooo:paragraph-rsid="0004fecf" style:font-size-asian="18pt" style:font-name-complex="Garamond" style:font-size-complex="18pt"/>
    </style:style>
    <style:style style:name="P3" style:family="paragraph" style:parent-style-name="Standard">
      <style:paragraph-properties fo:margin-top="0cm" fo:margin-bottom="0cm" loext:contextual-spacing="false" style:line-height-at-least="0.353cm"/>
      <style:text-properties style:font-name="Jarman" fo:font-size="18pt" officeooo:paragraph-rsid="0004fecf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 style:line-height-at-least="0.353cm"/>
      <style:text-properties style:font-name="Jarman" fo:font-size="18pt" officeooo:paragraph-rsid="00058244" style:font-size-asian="18pt" style:font-size-complex="18pt"/>
    </style:style>
    <style:style style:name="P5" style:family="paragraph" style:parent-style-name="Heading_20_2">
      <style:paragraph-properties fo:margin-top="0cm" fo:margin-bottom="0cm" loext:contextual-spacing="false" style:line-height-at-least="0.353cm"/>
      <style:text-properties style:font-name="Jarman" fo:font-size="18pt" officeooo:paragraph-rsid="0004fecf" style:font-size-asian="18pt" style:font-name-complex="Garamond" style:font-size-complex="18pt"/>
    </style:style>
    <style:style style:name="P6" style:family="paragraph" style:parent-style-name="Heading_20_2">
      <style:paragraph-properties fo:margin-top="0cm" fo:margin-bottom="0cm" loext:contextual-spacing="false" style:line-height-at-least="0.353cm"/>
      <style:text-properties style:font-name="Jarman" fo:font-size="18pt" officeooo:rsid="0005b51b" officeooo:paragraph-rsid="0005b51b" style:font-size-asian="18pt" style:font-name-complex="Garamond" style:font-size-complex="18pt"/>
    </style:style>
    <style:style style:name="T1" style:family="text">
      <style:text-properties style:font-name-complex="Garamond"/>
    </style:style>
    <style:style style:name="T2" style:family="text">
      <style:text-properties officeooo:rsid="00058244" style:font-name-complex="Garamond"/>
    </style:style>
    <style:style style:name="T3" style:family="text">
      <style:text-properties style:font-name="JARDOTTY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5b51b" style:font-style-asian="italic" style:font-style-complex="italic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style:text-underline-style="none"/>
    </style:style>
    <style:style style:name="T8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9" style:family="text">
      <style:text-properties officeooo:rsid="0005b51b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Name: _ _ _ _ _ _ _<text:tab/><text:tab/><text:tab/><text:tab/>Date: _ _ _ _ _ _</text:h>
      <text:h text:style-name="P5" text:outline-level="2"><text:span text:style-name="T9">Ch 14: Mystical Body of Christ</text:span></text:h>
      <text:p text:style-name="P2">(A). 1. There are two ways of looking at the Church, natural and _ _ _ _ _ _ _ . </text:p>
      <text:p text:style-name="P2">2. The Church is made up of men and women and children and _ _ _ _ _ _ _ .</text:p>
      <text:p text:style-name="P2">3. The Church (<text:span text:style-name="T3">is</text:span>)<text:span text:style-name="T3"> </text:span>(<text:span text:style-name="T3">is not</text:span>) something more than a mere society.</text:p>
      <text:p text:style-name="P2">4. We are joined together and to Christ in a mysterious _ _ _ _ _ _ _ <text:s/>way.</text:p>
      <text:p text:style-name="P2">5. St. _ _ _ _ _ _ _ <text:s/>tells us a lot about this union.</text:p>
      <text:p text:style-name="P2">6. In the Mystical Body each member works for the good of (<text:span text:style-name="T3">himself</text:span>) (<text:span text:style-name="T3">all</text:span>).</text:p>
      <text:p text:style-name="P2">7. Our Lord is Head of the Church (<text:span text:style-name="T3">just as</text:span>) (<text:span text:style-name="T3">not just as</text:span>) a king is head of a kingdom.</text:p>
      <text:p text:style-name="P2">8. The head is of the same _ _ _ _ _ _ _ <text:s/>as the body.</text:p>
      <text:p text:style-name="P2">9. Christ's human nature is (<text:span text:style-name="T3">exactly</text:span>) (<text:span text:style-name="T3">not exactly</text:span>) like ours.</text:p>
      <text:p text:style-name="P2">10. Christ is not merely a man, He is also _ _ _ _ _ _ _ .</text:p>
      <text:p text:style-name="P2">11. We are like Christ both in our human nature and in _ _ _ _ _ _ _ _ .</text:p>
      <text:p text:style-name="P2">12. The head of the body is the most important part of it for three reasons: its dignity, its _ _ _ _ _ _ _ , and its perfection.</text:p>
      <text:p text:style-name="P2">13. The Head and the Body make one complete _ _ _ _ _ _ .</text:p>
      <text:p text:style-name="P2">14. We (<text:span text:style-name="T3">cannot</text:span>) (<text:span text:style-name="T3">can</text:span>) think about Christ as complete without the Church.</text:p>
      <text:p text:style-name="P2">15. The Church (<text:span text:style-name="T3">can</text:span>) (<text:span text:style-name="T3">cannot</text:span>) do anything without Christ.</text:p>
      <text:p text:style-name="P2">16. Christ has decided to depend on the co-operation of the Bishops, priests, layfolk and especially _ _ _ _ _ _ _ .</text:p>
      <text:p text:style-name="P2">17. All activities and life flow into the members from the _ _ _ _ _ _ _ <text:s/>of the body.</text:p>
      <text:p text:style-name="P2">18. Christ (<text:span text:style-name="T3">as man</text:span>) (<text:span text:style-name="T3">as God</text:span>) has been given the power of bestowing grace on us.</text:p>
      <text:p text:style-name="P2">19. He bestows these graces (<text:span text:style-name="T3">directly Himself</text:span>) (<text:span text:style-name="T3">through the Church</text:span>).</text:p>
      <text:p text:style-name="P2"><text:soft-page-break/>20. The influence of the Head is seen especially in the way He rules through His Vicar _ _ _ _ _ _ _ .</text:p>
      <text:p text:style-name="P2">21. The Bishop of a diocese governs (<text:span text:style-name="T3">dependently</text:span>) (<text:span text:style-name="T3">independently</text:span>) on the Pope.</text:p>
      <text:p text:style-name="P2">22. The three greatest gifts of Christ to the Church are the Eucharist, the Priesthood and _ _ _ _ _ _ _ .</text:p>
      <text:p text:style-name="P2">23. The Holy Ghost is called the _ _ _ _ _ _ _ <text:s/>of the Mystical Body.</text:p>
      <text:p text:style-name="P2">24. The Holy Ghost (<text:span text:style-name="T3">is</text:span>) (<text:span text:style-name="T3">is not</text:span>) the source of life in the Church.</text:p>
      <text:p text:style-name="P2">25. The Holy Ghost pervades the Church in a (<text:span text:style-name="T3">material</text:span>) (<text:span text:style-name="T3">spiritual</text:span>) way.</text:p>
      <text:p text:style-name="P2">26. The Holy Ghost Who is in Christ is (<text:span text:style-name="T3">the same</text:span>) (<text:span text:style-name="T3">not the same</text:span>) as the Holy Ghost in us.</text:p>
      <text:p text:style-name="P2">27. The influence of Christ and of the Holy Ghost in the Church (<text:span text:style-name="T3">clash</text:span>) (<text:span text:style-name="T3">do not clash</text:span>).</text:p>
      <text:p text:style-name="P2">28. We (<text:span text:style-name="T3">become</text:span>) (<text:span text:style-name="T3">do not become</text:span>) God by our union with the Spirit of Christ.</text:p>
      <text:p text:style-name="P2">29. The members of any society are united because they all seek the same _ _ _ _ _ _ _ .</text:p>
      <text:p text:style-name="P2">30. It is the presence of the _ _ _ _ _ _ _ <text:s/>in the Church that makes it a society which surpasses all other societies.</text:p>
      <text:p text:style-name="P2">31. A person is made a member of the Mystical Body by Baptism and by joining himself to _ _ _ _ _ _ _ .</text:p>
      <text:p text:style-name="P2">32. A Catechumen (<text:span text:style-name="T3">belongs</text:span>) (<text:span text:style-name="T3">does not belong</text:span>) to the body of the Church.</text:p>
      <text:p text:style-name="P2">33. A Baptised person who denies some of the Church's teachings is called a _ _ _ _ _ _ _ .</text:p>
      <text:p text:style-name="P2">34. Every excommunicated person (<text:span text:style-name="T3">necessarily ceases</text:span>) (<text:span text:style-name="T3">does not necessarily cease</text:span>) to belong to the Mystical Body.</text:p>
      <text:p text:style-name="P2">35. A heretic ceases to belong to the body of the Church if his heresy is _ _ _ _ _ _ _ .</text:p>
      <text:p text:style-name="P3"/>
      <text:p text:style-name="P4"><text:soft-page-break/><text:span text:style-name="T2">Answers:</text:span></text:p>
      <text:p text:style-name="P1"><text:span text:style-name="T1">A). 1. There are two ways of looking at the Church, natural and </text:span><text:span text:style-name="T9">(</text:span><text:span text:style-name="T4">supernatural</text:span><text:span text:style-name="T5">)</text:span><text:span text:style-name="T1">. 2. The Church is made up of men and women and children and </text:span><text:span text:style-name="T4">Christ</text:span><text:span text:style-name="T1">. 3. The Church (</text:span><text:span text:style-name="T4">is</text:span><text:span text:style-name="T1">) (</text:span><text:span text:style-name="T6">is not</text:span><text:span text:style-name="T1">) something more than a mere society. 4. We are joined together and to Christ in a mysterious </text:span><text:span text:style-name="T9">(</text:span><text:span text:style-name="T5">living)</text:span><text:span text:style-name="T1"> way. 5. St. (</text:span><text:span text:style-name="T5">Paul</text:span><text:span text:style-name="T1">) tells us a lot about this union. 6. In the Mystical Body each member works for the good of (</text:span><text:span text:style-name="T6">himself</text:span><text:span text:style-name="T1">) (</text:span><text:span text:style-name="T4">all</text:span><text:span text:style-name="T1">). 7. Our Lord is Head of the Church (</text:span><text:span text:style-name="T6">just as</text:span><text:span text:style-name="T1">) (</text:span><text:span text:style-name="T4">not just as</text:span><text:span text:style-name="T1">) a king is head of a kingdom. 8. The head is of the same (</text:span><text:span text:style-name="T5">nature</text:span><text:span text:style-name="T1">) as the body. 9. Christ's human nature is (</text:span><text:span text:style-name="T6">exactly</text:span><text:span text:style-name="T1">) (</text:span><text:span text:style-name="T4">not exactly</text:span><text:span text:style-name="T1">) like ours. 10. Christ is not merely a man, He is also (</text:span><text:span text:style-name="T5">God</text:span><text:span text:style-name="T1">). 11. We are like Christ both in our human nature and in (</text:span><text:span text:style-name="T5">divine nature by grace</text:span><text:span text:style-name="T1">). 12. The head of the body is the most important part of it for three reasons: its dignity, its (</text:span><text:span text:style-name="T5">position</text:span><text:span text:style-name="T1">), and its perfection. 13. The Head and the Body make one complete (</text:span><text:span text:style-name="T5">organism</text:span><text:span text:style-name="T1">). 14. We (</text:span><text:span text:style-name="T4">cannot</text:span><text:span text:style-name="T1">) (</text:span><text:span text:style-name="T6">can</text:span><text:span text:style-name="T1">) think about Christ as complete without the Church. 15. The Church (</text:span><text:span text:style-name="T6">can</text:span><text:span text:style-name="T1">) (</text:span><text:span text:style-name="T4">cannot</text:span><text:span text:style-name="T1">) do anything without Christ. 16. Christ has decided to depend on the co-operation of the Bishops, priests, layfolk and especially (</text:span><text:span text:style-name="T5">parents</text:span><text:span text:style-name="T1">). 17. All activities and life flow into the members from the (</text:span><text:span text:style-name="T5">head</text:span><text:span text:style-name="T1">) of the body. 18. Christ (</text:span><text:span text:style-name="T6">as man</text:span><text:span text:style-name="T1">) (</text:span><text:span text:style-name="T4">as God</text:span><text:span text:style-name="T1">) has been given the power of bestowing grace on us. 19. He bestows these graces (</text:span><text:span text:style-name="T7">directly Himself</text:span><text:span text:style-name="T1">) (</text:span><text:span text:style-name="T4">through the Church</text:span><text:span text:style-name="T1">). 20. The influence of the Head is seen especially in the way He rules through His Vicar (</text:span><text:span text:style-name="T5">the Pope</text:span><text:span text:style-name="T1">). 21. The Bishop of a diocese governs (</text:span><text:span text:style-name="T4">dependently</text:span><text:span text:style-name="T1">) (</text:span><text:span text:style-name="T6">independently</text:span><text:span text:style-name="T1">) on the Pope. 22. The three greatest gifts of Christ to the Church are the Eucharist, the Priesthood and (</text:span><text:span text:style-name="T5">Mary our mother</text:span><text:span text:style-name="T1">). 23. The Holy Ghost is called the (</text:span><text:span text:style-name="T5">soul</text:span><text:span text:style-name="T1">) of the Mystical Body. 24. The Holy Ghost (</text:span><text:span text:style-name="T4">is</text:span><text:span text:style-name="T1">) (</text:span><text:span text:style-name="T6">is not</text:span><text:span text:style-name="T1">) the source of life in the Church. 25. The Holy Ghost pervades the Church in a (</text:span><text:span text:style-name="T6">material</text:span><text:span text:style-name="T1">) (</text:span><text:span text:style-name="T4">spiritual</text:span><text:span text:style-name="T1">) way. 26. The Holy Ghost Who is in Christ is (</text:span><text:span text:style-name="T4">the same</text:span><text:span text:style-name="T1">) (</text:span><text:span text:style-name="T6">not the same</text:span><text:span text:style-name="T1">) as the Holy Ghost in us. 27. The influence of Christ and of the Holy Ghost in the Church (</text:span><text:span text:style-name="T6">clash</text:span><text:span text:style-name="T1">) (</text:span><text:span text:style-name="T4">do not clash</text:span><text:span text:style-name="T1">). 28. We (</text:span><text:span text:style-name="T6">become</text:span><text:span text:style-name="T1">) (</text:span><text:span text:style-name="T4">do not become</text:span><text:span text:style-name="T1">) God by our union with the Spirit of Christ. 29. The members of any society are united because they all seek the same (</text:span><text:span text:style-name="T5">goal</text:span><text:span text:style-name="T1">). 30. It is the presence of the (</text:span><text:span text:style-name="T5">Holy Spirit</text:span><text:span text:style-name="T1">) in the Church that makes it a society which surpasses all other societies. 31. A person is made a member of the Mystical Body by Baptism and by joining himself to (</text:span><text:span text:style-name="T5">the Church</text:span><text:span text:style-name="T1">). 32. A Catechumen (</text:span><text:span text:style-name="T6">belongs</text:span><text:span text:style-name="T1">) (</text:span><text:span text:style-name="T4">does not belong</text:span><text:span text:style-name="T1">) to the body of the Church. 33. A Baptised person who denies some of the Church's teachings is called a (</text:span><text:span text:style-name="T5">heretic</text:span><text:span text:style-name="T1">). 34. Every excommunicated person (</text:span><text:span text:style-name="T11">necessarily ceases</text:span><text:span text:style-name="T1">) (</text:span><text:span text:style-name="T8">does not necessarily cease</text:span><text:span text:style-name="T1">) to belong to the Mystical Body. 35. A heretic ceases to belong to the body of the Church if his heresy is (</text:span><text:span text:style-name="T5">public</text:span><text:span text:style-name="T1">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JARDOTTY" svg:font-family="JARDOTTY" style:font-pitch="variable"/>
    <style:font-face style:name="Jarman" svg:font-family="Jar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size-complex="22pt" style:font-weight-complex="bold"/>
    </style:style>
    <style:style style:name="WW8Num1z0" style:family="text"/>
    <style:style style:name="WW8Num1z1" style:family="text">
      <style:text-properties style:font-name="Courier New" fo:font-family="'Courier New'" style:font-family-generic="modern" style:font-name-complex="Tahoma" style:font-family-complex="Tahom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02:00.563700964</meta:creation-date>
    <meta:print-date>2015-10-21T10:15:26.458286813</meta:print-date>
    <dc:date>2015-10-21T11:19:56.684513428</dc:date>
    <meta:editing-duration>PT1M24S</meta:editing-duration>
    <meta:editing-cycles>1</meta:editing-cycles>
    <meta:document-statistic meta:table-count="0" meta:image-count="0" meta:object-count="0" meta:page-count="3" meta:paragraph-count="39" meta:word-count="1171" meta:character-count="5700" meta:non-whitespace-character-count="4557"/>
    <meta:generator>LibreOffice/4.3.3.2$Linux_X86_64 LibreOffice_project/430m0$Build-2</meta:generator>
  </office:meta>
</office:document-meta>
</file>